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273540" style:font-name="Arial" style:font-name-asian="Arial" style:font-name-complex="Arial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94229166666667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4.577291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36pt" style:use-optimal-row-height="false" fo:break-before="auto"/>
    </style:style>
    <style:style style:name="ro2" style:family="table-row">
      <style:table-row-properties style:row-height="21.75pt" style:use-optimal-row-height="fals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Size N</text:p>
          </table:table-cell>
          <table:table-cell office:value-type="string" table:style-name="ce2">
            <text:p>Operational Count</text:p>
          </table:table-cell>
          <table:table-cell office:value-type="string" table:style-name="ce2">
            <text:p>Size N</text:p>
          </table:table-cell>
          <table:table-cell office:value-type="string" table:style-name="ce2">
            <text:p>Execution Time (secs)</text:p>
          </table:table-cell>
          <table:table-cell table:style-name="ce1">
            <draw:frame draw:z-index="1" draw:id="id0" draw:style-name="a0" draw:name="Chart 3" svg:x="0.20833in" svg:y="0.04167in" svg:width="5.52083in" svg:height="4.5572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1" draw:name="Chart 4" svg:x="0.46354in" svg:y="0.07812in" svg:width="5.40104in" svg:height="4.4635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float" office:value="1000" table:formula="of:=10^3" table:style-name="ce2">
            <text:p>1000</text:p>
          </table:table-cell>
          <table:table-cell office:value-type="float" office:value="3000000" table:formula="of:=3*10^6" table:style-name="ce2">
            <text:p>3000000</text:p>
          </table:table-cell>
          <table:table-cell office:value-type="float" office:value="20000" table:formula="of:=2*10^4" table:style-name="ce2">
            <text:p>20000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3">
          <table:table-cell office:value-type="float" office:value="2000" table:formula="of:=2*10^3" table:style-name="ce2">
            <text:p>2000</text:p>
          </table:table-cell>
          <table:table-cell office:value-type="float" office:value="12000000" table:formula="of:=12*10^6" table:style-name="ce2">
            <text:p>12000000</text:p>
          </table:table-cell>
          <table:table-cell office:value-type="float" office:value="40000" table:formula="of:=4*10^4" table:style-name="ce2">
            <text:p>40000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3">
          <table:table-cell office:value-type="float" office:value="4000" table:formula="of:=4*10^3" table:style-name="ce2">
            <text:p>4000</text:p>
          </table:table-cell>
          <table:table-cell office:value-type="float" office:value="48000000" table:formula="of:=48*10^6" table:style-name="ce2">
            <text:p>48000000</text:p>
          </table:table-cell>
          <table:table-cell office:value-type="float" office:value="80000" table:formula="of:=8*10^4" table:style-name="ce2">
            <text:p>80000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3">
          <table:table-cell office:value-type="float" office:value="8000" table:formula="of:=8*10^3" table:style-name="ce2">
            <text:p>8000</text:p>
          </table:table-cell>
          <table:table-cell office:value-type="float" office:value="191000000" table:formula="of:=191*10^6" table:style-name="ce2">
            <text:p>191000000</text:p>
          </table:table-cell>
          <table:table-cell office:value-type="float" office:value="160000" table:formula="of:=16*10^4" table:style-name="ce2">
            <text:p>160000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3">
          <table:table-cell office:value-type="float" office:value="16000" table:formula="of:=16*10^3" table:style-name="ce2">
            <text:p>16000</text:p>
          </table:table-cell>
          <table:table-cell office:value-type="float" office:value="768000000" table:formula="of:=768*10^6" table:style-name="ce2">
            <text:p>768000000</text:p>
          </table:table-cell>
          <table:table-cell office:value-type="float" office:value="320000" table:formula="of:=32*10^4" table:style-name="ce2">
            <text:p>320000</text:p>
          </table:table-cell>
          <table:table-cell office:value-type="float" office:value="310" table:style-name="ce2">
            <text:p>310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office:value-type="string" table:style-name="ce1">
            <text:p>Mark Sort has a time complexity of O(N²)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">
            <text:p>Exponents very close to 2 in both metric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">
            <text:p>Nearly perfect R² values indicating strong correlation</text:p>
          </table:table-cell>
          <table:table-cell table:number-columns-repeated="16383" table:style-name="ce1"/>
        </table:table-row>
        <table:table-row table:style-name="ro4">
          <table:table-cell table:style-name="ce3"/>
          <table:table-cell table:number-columns-repeated="16383" table:style-name="ce1"/>
        </table:table-row>
        <table:table-row table:number-rows-repeated="104856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Ire Dairo</meta:initial-creator>
    <dc:creator>Ire Dairo</dc:creator>
    <meta:creation-date>2025-04-27T02:05:53Z</meta:creation-date>
    <dc:date>2025-04-27T05:00:5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power"/>
      <style:graphic-properties draw:fill="none" draw:stroke="dash" draw:stroke-dash="a3" svg:stroke-width="0.02083in" svg:stroke-color="#156082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28.1249606299212pt" svg:width="397.5pt" chart:style-name="Crt0">
        <chart:title chart:style-name="CT00">
          <text:p text:style-name="a0" text:class-names="" text:cond-style-name="">Operational Count Analysis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Size N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operational count</text:p>
            </chart:title>
            <chart:grid chart:class="major" chart:style-name="GMa1"/>
          </chart:axis>
          <chart:series chart:label-cell-address="Sheet1.$B$1" chart:values-cell-range-address="Sheet1.$B$2:.$B$6" chart:class="chart:scatter" chart:attached-axis="primary-y" chart:style-name="G0S0">
            <chart:domain table:cell-range-address="Sheet1.$A$2:.$A$6"/>
            <chart:regression-curve chart:style-name="T000">
              <chart:equation chart:automatic-content="false" chart:display-equation="true" chart:display-r-square="true" svg:x="188.0561417322835pt" svg:y="47.17905511811023pt" chart:style-name="TL000">
                <text:p text:style-name="a4" text:class-names="" text:cond-style-name="">y = 3.0157x1.9992<text:line-break/>R² = 1</text:p>
              </chart:equation>
            </chart:regression-curve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power"/>
      <style:graphic-properties draw:fill="none" draw:stroke="dash" draw:stroke-dash="a3" svg:stroke-width="0.02083in" svg:stroke-color="#156082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321.3750393700788pt" svg:width="388.8750393700788pt" chart:style-name="Crt0">
        <chart:title chart:style-name="CT00">
          <text:p text:style-name="a0" text:class-names="" text:cond-style-name="">Execution Time Analysis <text:line-break/></text:p>
        </chart:title>
        <chart:plot-area svg:x="24.41pt" svg:y="27.59748031496063pt" svg:width="359.4650393700787pt" svg:height="275.5725196850394pt" chart:style-name="Plt0">
          <chart:axis chart:dimension="x" chart:name="primary-x" chart:style-name="Axs0">
            <chart:title chart:style-name="AT00">
              <text:p text:style-name="a1" text:class-names="" text:cond-style-name="">Size N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Execution Time (secs)<text:line-break/></text:p>
            </chart:title>
            <chart:grid chart:class="major" chart:style-name="GMa1"/>
          </chart:axis>
          <chart:series chart:values-cell-range-address="Sheet1.$D$2:.$D$6" chart:class="chart:scatter" chart:attached-axis="primary-y" chart:style-name="G0S0">
            <chart:domain table:cell-range-address="Sheet1.$A$2:.$A$6"/>
            <chart:regression-curve chart:style-name="T000">
              <chart:equation chart:automatic-content="false" chart:display-equation="true" chart:display-r-square="true" svg:x="77.4444094488189pt" svg:y="36.0pt" chart:style-name="TL000">
                <text:p text:style-name="a4" text:class-names="" text:cond-style-name="">y = 8E-07x2.0516<text:line-break/>R² = 0.9999</text:p>
              </chart:equation>
            </chart:regression-curve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